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5cm" svg:height="17.6cm" svg:x="1.8cm" svg:y="1.6cm">
          <text:p text:style-name="P1"><text:span text:style-name="T1">Metasepi kernel (C</text:span><text:span text:style-name="T1">言語 </text:span><text:span text:style-name="T1">+ </text:span><text:span text:style-name="T1">型付き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.3cm" svg:height="8cm" svg:x="2.9cm" svg:y="3.4cm">
          <text:p text:style-name="P1"><text:span text:style-name="T1">NetBSD kernel (C</text:span><text:span text:style-name="T1">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4.2cm" svg:y="4.9cm">
          <text:p text:style-name="P1"><text:span text:style-name="T1">機能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1cm" svg:y1="5.55cm" svg:x2="19.535cm" svg:y2="7.8cm" draw:start-shape="id1" draw:start-glue-point="3" draw:end-shape="id2" draw:end-glue-point="0" svg:d="m21100 5550-1565 2250" svg:viewBox="0 0 1566 2251">
          <text:p/>
        </draw:connector>
        <draw:custom-shape draw:style-name="gr2" draw:text-style-name="P2" xml:id="id4" draw:id="id4" draw:layer="layout" svg:width="3.671cm" svg:height="2.7cm" svg:x="6.8cm" svg:y="8.2cm">
          <text:p text:style-name="P1"><text:span text:style-name="T1">機能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671cm" svg:height="2.7cm" svg:x="12.3cm" svg:y="5.1cm">
          <text:p text:style-name="P1"><text:span text:style-name="T1">機能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671cm" svg:height="2.7cm" svg:x="17.7cm" svg:y="7.8cm">
          <text:p text:style-name="P1"><text:span text:style-name="T1">機能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21.1cm" svg:y="4.2cm">
          <text:p text:style-name="P1"><text:span text:style-name="T1">機能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71cm" svg:y1="6.45cm" svg:x2="17.7cm" svg:y2="9.15cm" draw:start-shape="id3" draw:start-glue-point="1" draw:end-shape="id2" svg:d="m15971 6450 1729 2700" svg:viewBox="0 0 1730 2701">
          <text:p/>
        </draw:connector>
        <draw:connector draw:style-name="gr3" draw:text-style-name="P1" draw:layer="layout" draw:type="line" svg:x1="12.3cm" svg:y1="6.45cm" svg:x2="10.471cm" svg:y2="9.55cm" draw:start-shape="id3" draw:end-shape="id4" draw:end-glue-point="1" svg:d="m12300 6450-1829 3100" svg:viewBox="0 0 1830 3101">
          <text:p/>
        </draw:connector>
        <draw:connector draw:style-name="gr3" draw:text-style-name="P1" draw:layer="layout" draw:type="line" svg:x1="6.8cm" svg:y1="9.55cm" svg:x2="6.035cm" svg:y2="7.6cm" draw:start-shape="id4" draw:start-glue-point="3" draw:end-shape="id5" draw:end-glue-point="2" svg:d="m6800 9550-765-1950" svg:viewBox="0 0 766 1951">
          <text:p/>
        </draw:connector>
        <draw:custom-shape draw:style-name="gr2" draw:text-style-name="P2" xml:id="id6" draw:id="id6" draw:layer="layout" svg:width="4.871cm" svg:height="2.7cm" svg:x="11.729cm" svg:y="14.4cm">
          <text:p text:style-name="P1"><text:span text:style-name="T1">機能</text:span><text:span text:style-name="T1">C</text:span></text:p>
          <text:p text:style-name="P1"><text:span text:style-name="T1">(</text:span><text:span text:style-name="T1">型付き言語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535cm" svg:y2="10.5cm" draw:start-shape="id6" draw:end-shape="id2" draw:end-glue-point="2" svg:d="m16600 15750 2935-5250" svg:viewBox="0 0 2936 5251">
          <text:p/>
        </draw:connector>
        <draw:connector draw:style-name="gr3" draw:text-style-name="P1" draw:layer="layout" draw:type="line" svg:x1="11.729cm" svg:y1="15.75cm" svg:x2="8.635cm" svg:y2="10.9cm" draw:start-shape="id6" draw:start-glue-point="3" draw:end-shape="id4" draw:end-glue-point="2" svg:d="m11729 15750-3094-4850" svg:viewBox="0 0 3095 4851">
          <text:p/>
        </draw:connector>
        <draw:custom-shape draw:style-name="gr5" draw:text-style-name="P1" draw:layer="layout" svg:width="4.3cm" svg:height="4.3cm" draw:transform="rotate (-0.805120383944984) translate (14.22cm 3.4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cm" svg:height="5.5cm" svg:x="12.5cm" svg:y="8.4cm">
          <text:p text:style-name="P1">再</text:p>
          <text:p text:style-name="P1">設</text:p>
          <text:p text:style-name="P1">計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27T16:52:16</dc:date>
    <dc:creator>Okabe Kiwamu</dc:creator>
    <meta:editing-duration>PT1H45M32S</meta:editing-duration>
    <meta:editing-cycles>137</meta:editing-cycles>
    <meta:generator>LibreOffice/3.6$Linux_X86_64 LibreOffice_project/360m1$Build-1</meta:generator>
    <meta:document-statistic meta:object-count="16"/>
  </office:meta>
</office:document-meta>
</file>